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38610" officeooo:paragraph-rsid="0012ee91"/>
    </style:style>
    <style:style style:name="P2" style:family="paragraph" style:parent-style-name="Standard">
      <style:paragraph-properties fo:line-height="115%" fo:text-align="end" style:justify-single-word="false"/>
      <style:text-properties officeooo:rsid="00138610" officeooo:paragraph-rsid="00177c29"/>
    </style:style>
    <style:style style:name="P3" style:family="paragraph" style:parent-style-name="Standard">
      <style:paragraph-properties fo:line-height="115%" fo:text-align="start" style:justify-single-word="false"/>
      <style:text-properties officeooo:rsid="00138610" officeooo:paragraph-rsid="00177c29"/>
    </style:style>
    <style:style style:name="P4" style:family="paragraph" style:parent-style-name="Standard">
      <style:paragraph-properties fo:line-height="115%" fo:text-align="justify" style:justify-single-word="false"/>
      <style:text-properties fo:font-size="14pt" officeooo:rsid="0012ee91" officeooo:paragraph-rsid="0012ee91" style:font-size-asian="14pt" style:font-size-complex="14pt"/>
    </style:style>
    <style:style style:name="P5" style:family="paragraph" style:parent-style-name="Standard">
      <style:paragraph-properties fo:line-height="115%" fo:text-align="justify" style:justify-single-word="false"/>
      <style:text-properties fo:font-size="14pt" officeooo:rsid="0012ee91" officeooo:paragraph-rsid="001620ba" style:font-size-asian="14pt" style:font-size-complex="14pt"/>
    </style:style>
    <style:style style:name="P6" style:family="paragraph" style:parent-style-name="Standard">
      <style:paragraph-properties fo:line-height="115%" fo:text-align="justify" style:justify-single-word="false"/>
      <style:text-properties fo:font-size="14pt" fo:font-weight="bold" officeooo:rsid="0012ee91" officeooo:paragraph-rsid="0012ee91" style:font-size-asian="14pt" style:font-weight-asian="bold" style:font-size-complex="14pt" style:font-weight-complex="bold"/>
    </style:style>
    <style:style style:name="P7" style:family="paragraph" style:parent-style-name="Standard">
      <style:paragraph-properties fo:line-height="115%" fo:text-align="justify" style:justify-single-word="false"/>
      <style:text-properties fo:font-size="14pt" fo:font-weight="normal" officeooo:rsid="00177c29" officeooo:paragraph-rsid="00177c29" style:font-size-asian="14pt" style:font-weight-asian="normal" style:font-size-complex="14pt" style:font-weight-complex="normal"/>
    </style:style>
    <style:style style:name="P8" style:family="paragraph" style:parent-style-name="Standard">
      <style:paragraph-properties fo:line-height="115%" fo:text-align="end" style:justify-single-word="false"/>
      <style:text-properties fo:font-size="14pt" fo:font-weight="normal" officeooo:rsid="00177c29" officeooo:paragraph-rsid="00177c29" style:font-size-asian="14pt" style:font-weight-asian="normal" style:font-size-complex="14pt" style:font-weight-complex="normal"/>
    </style:style>
    <style:style style:name="P9" style:family="paragraph" style:parent-style-name="Standard">
      <style:paragraph-properties fo:line-height="115%" fo:text-align="start" style:justify-single-word="false"/>
      <style:text-properties fo:font-size="14pt" fo:font-weight="normal" officeooo:rsid="00177c29" officeooo:paragraph-rsid="00177c29"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77c29" officeooo:paragraph-rsid="00177c29" style:font-size-asian="14pt" style:font-weight-asian="normal" style:font-size-complex="14pt" style:font-weight-complex="normal"/>
    </style:style>
    <style:style style:name="P11" style:family="paragraph" style:parent-style-name="Standard">
      <style:paragraph-properties fo:line-height="115%" fo:text-align="center" style:justify-single-word="false"/>
      <style:text-properties fo:font-size="20pt" fo:font-weight="bold" officeooo:rsid="0012ee91" officeooo:paragraph-rsid="0012ee91" style:font-size-asian="20pt" style:font-weight-asian="bold" style:font-size-complex="20pt" style:font-weight-complex="bold"/>
    </style:style>
    <style:style style:name="P12" style:family="paragraph" style:parent-style-name="Standard">
      <style:paragraph-properties fo:line-height="115%" fo:text-align="justify" style:justify-single-word="false"/>
      <style:text-properties fo:font-size="20pt" fo:font-weight="bold" officeooo:rsid="0012ee91" officeooo:paragraph-rsid="00177c29" style:font-size-asian="20pt" style:font-weight-asian="bold" style:font-size-complex="20pt" style:font-weight-complex="bold"/>
    </style:style>
    <style:style style:name="P13" style:family="paragraph" style:parent-style-name="Standard">
      <style:paragraph-properties fo:line-height="115%" fo:text-align="justify" style:justify-single-word="false"/>
      <style:text-properties officeooo:paragraph-rsid="0012ee91"/>
    </style:style>
    <style:style style:name="T1" style:family="text">
      <style:text-properties officeooo:rsid="00153da6"/>
    </style:style>
    <style:style style:name="T2" style:family="text">
      <style:text-properties officeooo:rsid="001620ba"/>
    </style:style>
    <style:style style:name="T3" style:family="text">
      <style:text-properties fo:font-size="14pt" fo:font-weight="normal" officeooo:rsid="00177c29" style:font-size-asian="14pt" style:font-weight-asian="normal" style:font-size-complex="14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1">ABSTRACT</text:p>
      <text:p text:style-name="P4"/>
      <text:p text:style-name="P6">Title</text:p>
      <text:p text:style-name="P4">Breast Cancer Diagnos<text:span text:style-name="T1">i</text:span>s</text:p>
      <text:p text:style-name="P4"/>
      <text:p text:style-name="P6">Aim and objective</text:p>
      <text:p text:style-name="P4">Assistance to predict malignous breast cancer</text:p>
      <text:p text:style-name="P4"/>
      <text:p text:style-name="P6">Tools and requirements</text:p>
      <text:p text:style-name="P4">Jupyter Notebook (Python) ,Training dataset</text:p>
      <text:p text:style-name="P4"/>
      <text:p text:style-name="P6">Expected output</text:p>
      <text:p text:style-name="P4">Predict whether there are <text:s/>breast cancer or not.</text:p>
      <text:p text:style-name="P4"/>
      <text:p text:style-name="P6">Report</text:p>
      <text:p text:style-name="P5">In <text:span text:style-name="T2">the</text:span> project “Breast Cancer Diagnos<text:span text:style-name="T1">i</text:span>s”, we propose a method for early <text:span text:style-name="T1">prediction</text:span> of breast cancer based on machine learning for processing and analysis of medical big data and further knowledge discovery for personalized treatment. Disease Diagnosis is a major application of Big Data Analytics in health care. Machine Learning algorithms are widely used for disease diagnosis especially for breast cancer. The proposed conceptual model is realized by using Naive Bayes classifier. The software is written in python programming language and for the experiments the <text:span text:style-name="T1">training dataset</text:span> is used. Here, we are utilizing the extracted features as an input for <text:span text:style-name="T2">the </text:span>supervised learning model, Artificial Neural Network (ANN) model, and <text:span text:style-name="T2">we also utilizes the features of D</text:span>ecision <text:span text:style-name="T1">T</text:span>ree <text:span text:style-name="T2">and K-Nearest Neighbor(KNN) algorithm</text:span>. </text:p>
      <text:p text:style-name="P13"/>
      <text:p text:style-name="P1"/>
      <text:p text:style-name="P2"><text:tab/></text:p>
      <text:p text:style-name="P2"><text:span text:style-name="T3"/></text:p>
      <text:p text:style-name="P3"/>
      <text:p text:style-name="P9"><text:tab/><text:tab/><text:tab/><text:tab/><text:tab/><text:tab/> <text:s text:c="7"/><text:tab/><text:tab/>Jeny K.J.</text:p>
      <text:p text:style-name="P9"><text:tab/><text:tab/><text:tab/><text:tab/><text:tab/><text:tab/> <text:s text:c="7"/><text:tab/><text:tab/>Sruthi Rajan</text:p>
      <text:p text:style-name="P9"><text:tab/><text:tab/><text:tab/><text:tab/><text:tab/><text:tab/> <text:s text:c="7"/><text:tab/><text:tab/>Sruthi Sathyan</text:p>
      <text:p text:style-name="P9"><text:tab/><text:tab/><text:tab/><text:tab/><text:tab/><text:tab/> <text:s text:c="6"/><text:tab/><text:tab/>Sumisha Sunil</text:p>
      <text:p text:style-name="P9"><text:tab/><text:tab/><text:tab/><text:tab/><text:tab/><text:tab/> <text:s text:c="7"/><text:tab/><text:tab/>Department of MCA</text:p>
      <text:p text:style-name="P9"><text:tab/><text:tab/><text:tab/><text:tab/><text:tab/><text:tab/><text:tab/><text:tab/>Government Engineering College</text:p>
      <text:p text:style-name="P9"><text:tab/><text:tab/><text:tab/><text:tab/><text:tab/><text:tab/> <text:s text:c="7"/><text:tab/><text:tab/>Date of submission: 7-9-2018</text:p>
      <text:p text:style-name="P8"/>
      <text:p text:style-name="P8"><text:soft-page-break/></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18:24:14.273664200</meta:creation-date>
    <dc:date>2018-09-06T19:19:37.270950018</dc:date>
    <meta:editing-duration>PT4M31S</meta:editing-duration>
    <meta:editing-cycles>1</meta:editing-cycles>
    <meta:generator>LibreOffice/5.1.6.2$Linux_X86_64 LibreOffice_project/10m0$Build-2</meta:generator>
    <meta:document-statistic meta:table-count="0" meta:image-count="0" meta:object-count="0" meta:page-count="2" meta:paragraph-count="19" meta:word-count="173" meta:character-count="1274" meta:non-whitespace-character-count="1013"/>
  </office:meta>
</office:document-meta>
</file>